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6.062cm" style:rel-width="94%" table:align="center" style:writing-mode="lr-tb"/>
    </style:style>
    <style:style style:name="Table1.A" style:family="table-column">
      <style:table-column-properties style:column-width="4.015cm" style:rel-column-width="2276*"/>
    </style:style>
    <style:style style:name="Table1.B" style:family="table-column">
      <style:table-column-properties style:column-width="4.016cm" style:rel-column-width="2277*"/>
    </style:style>
    <style:style style:name="Table1.A1" style:family="table-cell">
      <style:table-cell-properties fo:padding="0.049cm" fo:border-left="0.75pt solid #000000" fo:border-right="none" fo:border-top="0.75pt solid #000000" fo:border-bottom="0.75pt solid #000000"/>
    </style:style>
    <style:style style:name="Table1.D1" style:family="table-cell">
      <style:table-cell-properties fo:padding="0.049cm" fo:border="0.75pt solid #000000"/>
    </style:style>
    <style:style style:name="Table1.A2" style:family="table-cell">
      <style:table-cell-properties fo:padding="0.049cm" fo:border-left="0.75pt solid #000000" fo:border-right="none" fo:border-top="none" fo:border-bottom="0.75pt solid #000000"/>
    </style:style>
    <style:style style:name="Table1.D2" style:family="table-cell">
      <style:table-cell-properties fo:padding="0.049cm" fo:border-left="0.75pt solid #000000" fo:border-right="0.75pt solid #000000" fo:border-top="none" fo:border-bottom="0.7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ing_20_2" style:list-style-name="">
      <style:text-properties fo:language="ru" fo:country="RU" officeooo:rsid="001b9a2a" officeooo:paragraph-rsid="0025100b"/>
    </style:style>
    <style:style style:name="P3" style:family="paragraph" style:parent-style-name="Contents_20_1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6" style:family="paragraph" style:parent-style-name="Contents_20_Heading" style:master-page-name="Standard">
      <style:paragraph-properties style:page-number="2"/>
    </style:style>
    <style:style style:name="P7" style:family="paragraph" style:parent-style-name="Heading_20_1" style:master-page-name="Standard">
      <style:paragraph-properties style:page-number="2"/>
    </style:style>
    <style:style style:name="P8" style:family="paragraph" style:parent-style-name="Heading_20_3">
      <style:paragraph-properties fo:text-align="center" style:justify-single-word="false"/>
    </style:style>
    <style:style style:name="P9" style:family="paragraph" style:parent-style-name="List_20_Contents" style:list-style-name="WWNum2"/>
    <style:style style:name="P10" style:family="paragraph" style:parent-style-name="List_20_Contents" style:list-style-name="L1"/>
    <style:style style:name="P11" style:family="paragraph" style:parent-style-name="List_20_Paragraph" style:list-style-name="">
      <style:text-properties fo:language="ru" fo:country="RU" officeooo:rsid="001b9a2a" officeooo:paragraph-rsid="001b9a2a"/>
    </style:style>
    <style:style style:name="P12" style:family="paragraph" style:parent-style-name="Standard">
      <style:text-properties officeooo:paragraph-rsid="0025100b"/>
    </style:style>
    <style:style style:name="T1" style:family="text">
      <style:text-properties fo:language="en" fo:country="US"/>
    </style:style>
    <style:style style:name="T2" style:family="text">
      <style:text-properties officeooo:rsid="002234df"/>
    </style:style>
    <style:style style:name="T3" style:family="text">
      <style:text-properties officeooo:rsid="0025100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6">Оглавление</text:p>
          </text:index-title>
          <text:p text:style-name="P3"><text:a xlink:type="simple" xlink:href="#__RefHeading___Toc10623_1178518184" text:style-name="Index_20_Link" text:visited-style-name="Index_20_Link">Глава 1. Название главы<text:tab/>3</text:a></text:p>
          <text:p text:style-name="P4"><text:a xlink:type="simple" xlink:href="#__RefHeading___Toc10625_1178518184" text:style-name="Index_20_Link" text:visited-style-name="Index_20_Link">1.1 Название части<text:tab/>3</text:a></text:p>
          <text:p text:style-name="P5"><text:a xlink:type="simple" xlink:href="#__RefHeading___Toc10627_1178518184" text:style-name="Index_20_Link" text:visited-style-name="Index_20_Link">1.1.1 Название части части подчасти<text:tab/>3</text:a></text:p>
          <text:p text:style-name="P3"><text:a xlink:type="simple" xlink:href="#__RefHeading___Toc10629_1178518184" text:style-name="Index_20_Link" text:visited-style-name="Index_20_Link">Глава 2. Вторая глава<text:tab/>5</text:a></text:p>
          <text:p text:style-name="P4"><text:a xlink:type="simple" xlink:href="#__RefHeading___Toc10631_1178518184" text:style-name="Index_20_Link" text:visited-style-name="Index_20_Link">2.1 Новая часть<text:tab/>5</text:a></text:p>
        </text:index-body>
      </text:table-of-content>
      <text:h text:style-name="Heading_20_1" text:outline-level="1"><text:bookmark-start text:name="__RefHeading___Toc10623_1178518184"/>Глава 1. Название главы<text:bookmark-end text:name="__RefHeading___Toc10623_1178518184"/></text:h>
      <text:h text:style-name="Heading_20_2" text:outline-level="2"><text:bookmark-start text:name="__RefHeading___Toc10625_1178518184"/>1.1 Название части<text:bookmark-end text:name="__RefHeading___Toc10625_1178518184"/></text:h>
      <text:h text:style-name="P8" text:outline-level="3"><text:bookmark-start text:name="__RefHeading___Toc10627_1178518184"/>1.1.1 Название части части подчасти<text:bookmark-end text:name="__RefHeading___Toc10627_1178518184"/></text:h>
      <text:h text:style-name="Heading_20_4" text:outline-level="4">Выводы по главе 1</text:h>
      <text:p text:style-name="Standard">Текст обычный</text:p>
      <text:p text:style-name="Standard">В сентябре <text:span text:style-name="T2">1914 года из Ростова на фронт бежал четырнадцатилетний Константин Заполли. Уже 29 октября он был на передовой у реки Пилица в Польше</text:span></text:p>
      <text:list text:style-name="WWNum2">
        <text:list-item>
          <text:p text:style-name="P9">Список с огромным количеством текста о том как я убивал соседей потому что мне надоели их крики</text:p>
        </text:list-item>
        <text:list-item>
          <text:p text:style-name="P9">А еще автоматическое обновление стилей <text:span text:style-name="T1">Word</text:span></text:p>
        </text:list-item>
      </text:list>
      <text:p text:style-name="Standard">Перечисление различных стадий</text:p>
      <text:list text:style-name="L1">
        <text:list-item>
          <text:p text:style-name="P10">Сначала всегда идет первая стадия. Она на то и первая что идет в самом начале еще до всего</text:p>
        </text:list-item>
        <text:list-item>
          <text:p text:style-name="P10">Потом идет вторая стадия</text:p>
        </text:list-item>
      </text:list>
      <text:p text:style-name="P11"/>
      <text:p text:style-name="P11"/>
      <text:p text:style-name="P1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Стадия работы над проектом</text:p>
          </table:table-cell>
          <table:table-cell table:style-name="Table1.A1" office:value-type="string">
            <text:p text:style-name="Table_20_Contents">Содержание работы на этой стадии</text:p>
          </table:table-cell>
          <table:table-cell table:style-name="Table1.A1" office:value-type="string">
            <text:p text:style-name="Table_20_Contents">Деятельность учащихся</text:p>
          </table:table-cell>
          <table:table-cell table:style-name="Table1.D1" office:value-type="string">
            <text:p text:style-name="Table_20_Contents">Деятельность учителя</text:p>
          </table:table-cell>
        </table:table-row>
        <table:table-row>
          <table:table-cell table:style-name="Table1.A2" office:value-type="string">
            <text:p text:style-name="Table_20_Contents">Подготовка</text:p>
          </table:table-cell>
          <table:table-cell table:style-name="Table1.A2" office:value-type="string">
            <text:p text:style-name="Table_20_Contents">Определение темы и целей проекта.</text:p>
          </table:table-cell>
          <table:table-cell table:style-name="Table1.A2" office:value-type="string">
            <text:p text:style-name="Table_20_Contents">Обсуждают предмет с учителем и получают при необходимости дополнительную информацию. <text:soft-page-break/>Устанавливают цели.</text:p>
          </table:table-cell>
          <table:table-cell table:style-name="Table1.D2" office:value-type="string">
            <text:p text:style-name="Table_20_Contents">Знакомит со смыслом проектного подхода и мотивирует учащихся. Помогает в <text:soft-page-break/>постановке целей.</text:p>
          </table:table-cell>
        </table:table-row>
      </table:table>
      <text:h text:style-name="P2" text:outline-level="2"/>
      <text:h text:style-name="Heading_20_1" text:outline-level="1"><text:bookmark-start text:name="__RefHeading___Toc10629_1178518184"/>Глава 2. Вторая глава<text:bookmark-end text:name="__RefHeading___Toc10629_1178518184"/></text:h>
      <text:h text:style-name="Heading_20_2" text:outline-level="2"><text:bookmark-start text:name="__RefHeading___Toc10631_1178518184"/>2.1 Новая часть <text:bookmark-end text:name="__RefHeading___Toc10631_1178518184"/></text:h>
      <text:p text:style-name="Standard">Много текста. В сентябре 1914 года из Ростова на фронт бежал 14-летний Константин Заполли</text:p>
      <text:p text:style-name="Standard">На два абзаца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left="0cm" fo:margin-right="0cm" fo:margin-top="0cm" fo:margin-bottom="0cm" style:contextual-spacing="false" fo:line-height="150%" fo:text-align="center" style:justify-single-word="false" fo:keep-together="always" fo:text-indent="0cm" style:auto-text-indent="false" fo:break-before="page" fo:keep-with-next="always"/>
      <style:text-properties fo:font-weight="bold" style:font-name-asian="Aptos1" style:font-family-asian="Aptos" style:font-family-generic-asian="system" style:font-pitch-asian="variable" style:font-weight-asian="bold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left="0cm" fo:margin-right="0cm" fo:margin-top="0cm" fo:margin-bottom="0cm" style:contextual-spacing="false" fo:line-height="150%" fo:text-align="center" style:justify-single-word="false" fo:keep-together="always" fo:text-indent="0cm" style:auto-text-indent="false" fo:keep-with-next="always"/>
      <style:text-properties fo:font-weight="bold" style:font-name-asian="Aptos1" style:font-family-asian="Aptos" style:font-family-generic-asian="system" style:font-pitch-asian="variable" style:font-weight-asian="bold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cm" fo:margin-bottom="0cm" style:contextual-spacing="false" fo:line-height="150%" fo:text-align="center" style:justify-single-word="false" fo:keep-together="always" fo:text-indent="0cm" style:auto-text-indent="false" fo:keep-with-next="always"/>
      <style:text-properties fo:font-weight="bold" style:font-name-asian="Aptos1" style:font-family-asian="Aptos" style:font-family-generic-asian="system" style:font-pitch-asian="variable" style:font-weight-asian="bold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 style:master-page-name="">
      <style:paragraph-properties fo:margin-top="0cm" fo:margin-bottom="0cm" style:contextual-spacing="false" fo:keep-together="always" style:page-number="auto" fo:keep-with-next="always">
        <style:tab-stops/>
      </style:paragraph-properties>
      <style:text-properties style:use-window-font-color="true" loext:opacity="0%" fo:font-style="normal" fo:font-weight="bold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left="0cm" fo:margin-right="0cm" fo:text-indent="1.251cm" style:auto-text-indent="false"/>
      <style:text-properties fo:color="#595959" loext:opacity="100%" fo:letter-spacing="0.026cm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 style:list-style-name="WWNum2">
      <style:paragraph-properties fo:margin-left="2cm" fo:margin-right="0cm" fo:margin-top="0cm" fo:margin-bottom="0cm" style:contextual-spacing="true" fo:line-height="100%" style:register-true="false" fo:text-indent="-0.75cm" style:auto-text-indent="false">
        <style:tab-stops/>
      </style:paragraph-properties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text-indent="1.251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fo:text-indent="0cm" style:auto-text-indent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top="0cm" fo:margin-bottom="0cm" style:contextual-spacing="false" fo:line-height="150%" fo:text-align="center" style:justify-single-word="false" fo:text-indent="0cm" style:auto-text-indent="false" style:page-number="auto" text:number-lines="false" text:line-number="0"/>
      <style:text-properties style:font-name="Times New Roman2" fo:font-family="'Times New Roman'" style:font-style-name="Bold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0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088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language="ru" fo:country="RU" fo:font-weight="bold" style:font-name-asian="Aptos1" style:font-family-asian="Aptos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4pt" fo:language="ru" fo:country="RU" fo:font-weight="bold" style:font-name-asian="Aptos1" style:font-family-asian="Aptos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4pt" fo:language="ru" fo:country="RU" fo:font-weight="bold" style:font-name-asian="Aptos1" style:font-family-asian="Aptos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49cm" fo:margin-bottom="2cm" fo:margin-left="3cm" fo:margin-right="1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3</meta:editing-cycles>
    <meta:creation-date>2024-04-23T16:34:29.170000000</meta:creation-date>
    <dc:date>2024-06-18T17:26:14.852754277</dc:date>
    <meta:editing-duration>PT54M52S</meta:editing-duration>
    <meta:generator>LibreOffice/24.2.4.2$MacOSX_AARCH64 LibreOffice_project/51a6219feb6075d9a4c46691dcfe0cd9c4fff3c2</meta:generator>
    <meta:document-statistic meta:table-count="1" meta:image-count="0" meta:object-count="0" meta:page-count="4" meta:paragraph-count="30" meta:word-count="187" meta:character-count="1144" meta:non-whitespace-character-count="990"/>
    <meta:user-defined meta:name="AppVersion">16.0000</meta:user-defined>
    <meta:user-defined meta:name="ContentTypeId">0x0101002AF1150EACF3DF42ACDAA22C4D336C68</meta:user-defined>
    <meta:template xlink:type="simple" xlink:actuate="onRequest" xlink:title="Итоговая работа.dotx" xlink:href=""/>
  </office:meta>
</office:document-meta>
</file>